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Valori originali</text:p>
          </table:table-cell>
          <table:table-cell table:number-columns-repeated="6"/>
        </table:table-row>
        <table:table-row table:style-name="ro1">
          <table:table-cell office:value-type="float" office:value="-92732" calcext:value-type="float">
            <text:p>-92732</text:p>
          </table:table-cell>
          <table:table-cell office:value-type="float" office:value="-92904" calcext:value-type="float">
            <text:p>-92904</text:p>
          </table:table-cell>
          <table:table-cell table:number-columns-repeated="7"/>
        </table:table-row>
        <table:table-row table:style-name="ro1">
          <table:table-cell office:value-type="float" office:value="92742" calcext:value-type="float">
            <text:p>92742</text:p>
          </table:table-cell>
          <table:table-cell office:value-type="float" office:value="92499" calcext:value-type="float">
            <text:p>92499</text:p>
          </table:table-cell>
          <table:table-cell table:number-columns-repeated="7"/>
        </table:table-row>
        <table:table-row table:style-name="ro1">
          <table:table-cell office:value-type="float" office:value="-92724" calcext:value-type="float">
            <text:p>-92724</text:p>
          </table:table-cell>
          <table:table-cell office:value-type="float" office:value="-92847" calcext:value-type="float">
            <text:p>-92847</text:p>
          </table:table-cell>
          <table:table-cell table:number-columns-repeated="7"/>
        </table:table-row>
        <table:table-row table:style-name="ro1">
          <table:table-cell office:value-type="float" office:value="92779" calcext:value-type="float">
            <text:p>92779</text:p>
          </table:table-cell>
          <table:table-cell office:value-type="float" office:value="92865" calcext:value-type="float">
            <text:p>92865</text:p>
          </table:table-cell>
          <table:table-cell table:number-columns-repeated="7"/>
        </table:table-row>
        <table:table-row table:style-name="ro1">
          <table:table-cell office:value-type="float" office:value="-92792" calcext:value-type="float">
            <text:p>-92792</text:p>
          </table:table-cell>
          <table:table-cell office:value-type="float" office:value="-92896" calcext:value-type="float">
            <text:p>-92896</text:p>
          </table:table-cell>
          <table:table-cell table:number-columns-repeated="7"/>
        </table:table-row>
        <table:table-row table:style-name="ro1">
          <table:table-cell office:value-type="float" office:value="92762" calcext:value-type="float">
            <text:p>92762</text:p>
          </table:table-cell>
          <table:table-cell office:value-type="float" office:value="92778" calcext:value-type="float">
            <text:p>92778</text:p>
          </table:table-cell>
          <table:table-cell table:number-columns-repeated="7"/>
        </table:table-row>
        <table:table-row table:style-name="ro1">
          <table:table-cell office:value-type="float" office:value="-92737" calcext:value-type="float">
            <text:p>-92737</text:p>
          </table:table-cell>
          <table:table-cell office:value-type="float" office:value="-92696" calcext:value-type="float">
            <text:p>-92696</text:p>
          </table:table-cell>
          <table:table-cell table:number-columns-repeated="7"/>
        </table:table-row>
        <table:table-row table:style-name="ro1">
          <table:table-cell office:value-type="float" office:value="92754" calcext:value-type="float">
            <text:p>92754</text:p>
          </table:table-cell>
          <table:table-cell office:value-type="float" office:value="92530" calcext:value-type="float">
            <text:p>92530</text:p>
          </table:table-cell>
          <table:table-cell table:number-columns-repeated="7"/>
        </table:table-row>
        <table:table-row table:style-name="ro1">
          <table:table-cell office:value-type="float" office:value="-92739" calcext:value-type="float">
            <text:p>-92739</text:p>
          </table:table-cell>
          <table:table-cell office:value-type="float" office:value="-92838" calcext:value-type="float">
            <text:p>-92838</text:p>
          </table:table-cell>
          <table:table-cell table:number-columns-repeated="7"/>
        </table:table-row>
        <table:table-row table:style-name="ro1">
          <table:table-cell office:value-type="float" office:value="92767" calcext:value-type="float">
            <text:p>92767</text:p>
          </table:table-cell>
          <table:table-cell office:value-type="float" office:value="92255" calcext:value-type="float">
            <text:p>92255</text:p>
          </table:table-cell>
          <table:table-cell table:number-columns-repeated="7"/>
        </table:table-row>
        <table:table-row table:style-name="ro1">
          <table:table-cell office:value-type="float" office:value="-92687" calcext:value-type="float">
            <text:p>-92687</text:p>
          </table:table-cell>
          <table:table-cell office:value-type="float" office:value="-92824" calcext:value-type="float">
            <text:p>-92824</text:p>
          </table:table-cell>
          <table:table-cell table:number-columns-repeated="7"/>
        </table:table-row>
        <table:table-row table:style-name="ro1">
          <table:table-cell office:value-type="float" office:value="92703" calcext:value-type="float">
            <text:p>92703</text:p>
          </table:table-cell>
          <table:table-cell office:value-type="float" office:value="92748" calcext:value-type="float">
            <text:p>92748</text:p>
          </table:table-cell>
          <table:table-cell table:number-columns-repeated="7"/>
        </table:table-row>
        <table:table-row table:style-name="ro1">
          <table:table-cell office:value-type="float" office:value="-92671" calcext:value-type="float">
            <text:p>-92671</text:p>
          </table:table-cell>
          <table:table-cell office:value-type="float" office:value="-92812" calcext:value-type="float">
            <text:p>-92812</text:p>
          </table:table-cell>
          <table:table-cell table:number-columns-repeated="7"/>
        </table:table-row>
        <table:table-row table:style-name="ro1">
          <table:table-cell office:value-type="float" office:value="92697" calcext:value-type="float">
            <text:p>92697</text:p>
          </table:table-cell>
          <table:table-cell office:value-type="float" office:value="92770" calcext:value-type="float">
            <text:p>92770</text:p>
          </table:table-cell>
          <table:table-cell table:number-columns-repeated="7"/>
        </table:table-row>
        <table:table-row table:style-name="ro1">
          <table:table-cell office:value-type="float" office:value="-92676" calcext:value-type="float">
            <text:p>-92676</text:p>
          </table:table-cell>
          <table:table-cell office:value-type="float" office:value="-92810" calcext:value-type="float">
            <text:p>-92810</text:p>
          </table:table-cell>
          <table:table-cell table:number-columns-repeated="7"/>
        </table:table-row>
        <table:table-row table:style-name="ro1">
          <table:table-cell office:value-type="float" office:value="92702" calcext:value-type="float">
            <text:p>92702</text:p>
          </table:table-cell>
          <table:table-cell office:value-type="float" office:value="92764" calcext:value-type="float">
            <text:p>92764</text:p>
          </table:table-cell>
          <table:table-cell table:number-columns-repeated="7"/>
        </table:table-row>
        <table:table-row table:style-name="ro1">
          <table:table-cell office:value-type="float" office:value="-92682" calcext:value-type="float">
            <text:p>-92682</text:p>
          </table:table-cell>
          <table:table-cell office:value-type="float" office:value="-92817" calcext:value-type="float">
            <text:p>-92817</text:p>
          </table:table-cell>
          <table:table-cell table:number-columns-repeated="7"/>
        </table:table-row>
        <table:table-row table:style-name="ro1">
          <table:table-cell office:value-type="float" office:value="92687" calcext:value-type="float">
            <text:p>92687</text:p>
          </table:table-cell>
          <table:table-cell office:value-type="float" office:value="92676" calcext:value-type="float">
            <text:p>92676</text:p>
          </table:table-cell>
          <table:table-cell table:number-columns-repeated="7"/>
        </table:table-row>
        <table:table-row table:style-name="ro1">
          <table:table-cell office:value-type="float" office:value="-92709" calcext:value-type="float">
            <text:p>-92709</text:p>
          </table:table-cell>
          <table:table-cell office:value-type="float" office:value="-92821" calcext:value-type="float">
            <text:p>-92821</text:p>
          </table:table-cell>
          <table:table-cell table:number-columns-repeated="7"/>
        </table:table-row>
        <table:table-row table:style-name="ro1">
          <table:table-cell office:value-type="float" office:value="92723" calcext:value-type="float">
            <text:p>92723</text:p>
          </table:table-cell>
          <table:table-cell office:value-type="float" office:value="92813" calcext:value-type="float">
            <text:p>9281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2732" calcext:value-type="float">
            <text:p>92732</text:p>
          </table:table-cell>
          <table:table-cell office:value-type="float" office:value="92749" calcext:value-type="float">
            <text:p>92749</text:p>
          </table:table-cell>
          <table:table-cell table:number-columns-repeated="7"/>
        </table:table-row>
        <table:table-row table:style-name="ro1">
          <table:table-cell office:value-type="float" office:value="92742" calcext:value-type="float">
            <text:p>92742</text:p>
          </table:table-cell>
          <table:table-cell office:value-type="float" office:value="92787" calcext:value-type="float">
            <text:p>92787</text:p>
          </table:table-cell>
          <table:table-cell table:number-columns-repeated="7"/>
        </table:table-row>
        <table:table-row table:style-name="ro1">
          <table:table-cell office:value-type="float" office:value="92724" calcext:value-type="float">
            <text:p>92724</text:p>
          </table:table-cell>
          <table:table-cell office:value-type="float" office:value="92585" calcext:value-type="float">
            <text:p>92585</text:p>
          </table:table-cell>
          <table:table-cell office:value-type="string" calcext:value-type="string">
            <text:p>indietro</text:p>
          </table:table-cell>
          <table:table-cell table:number-columns-repeated="6"/>
        </table:table-row>
        <table:table-row table:style-name="ro1">
          <table:table-cell office:value-type="float" office:value="92779" calcext:value-type="float">
            <text:p>92779</text:p>
          </table:table-cell>
          <table:table-cell office:value-type="float" office:value="92824" calcext:value-type="float">
            <text:p>92824</text:p>
          </table:table-cell>
          <table:table-cell table:number-columns-repeated="7"/>
        </table:table-row>
        <table:table-row table:style-name="ro1">
          <table:table-cell office:value-type="float" office:value="92792" calcext:value-type="float">
            <text:p>92792</text:p>
          </table:table-cell>
          <table:table-cell office:value-type="float" office:value="92580" calcext:value-type="float">
            <text:p>92580</text:p>
          </table:table-cell>
          <table:table-cell office:value-type="string" calcext:value-type="string">
            <text:p>indietro</text:p>
          </table:table-cell>
          <table:table-cell table:number-columns-repeated="6"/>
        </table:table-row>
        <table:table-row table:style-name="ro1">
          <table:table-cell office:value-type="float" office:value="92762" calcext:value-type="float">
            <text:p>92762</text:p>
          </table:table-cell>
          <table:table-cell office:value-type="float" office:value="92815" calcext:value-type="float">
            <text:p>92815</text:p>
          </table:table-cell>
          <table:table-cell table:number-columns-repeated="7"/>
        </table:table-row>
        <table:table-row table:style-name="ro1">
          <table:table-cell office:value-type="float" office:value="92737" calcext:value-type="float">
            <text:p>92737</text:p>
          </table:table-cell>
          <table:table-cell office:value-type="float" office:value="92292" calcext:value-type="float">
            <text:p>92292</text:p>
          </table:table-cell>
          <table:table-cell office:value-type="string" calcext:value-type="string">
            <text:p>indietro</text:p>
          </table:table-cell>
          <table:table-cell table:number-columns-repeated="6"/>
        </table:table-row>
        <table:table-row table:style-name="ro1">
          <table:table-cell office:value-type="float" office:value="92754" calcext:value-type="float">
            <text:p>92754</text:p>
          </table:table-cell>
          <table:table-cell office:value-type="float" office:value="92831" calcext:value-type="float">
            <text:p>92831</text:p>
          </table:table-cell>
          <table:table-cell table:number-columns-repeated="7"/>
        </table:table-row>
        <table:table-row table:style-name="ro1">
          <table:table-cell office:value-type="float" office:value="92739" calcext:value-type="float">
            <text:p>92739</text:p>
          </table:table-cell>
          <table:table-cell office:value-type="float" office:value="91855" calcext:value-type="float">
            <text:p>91855</text:p>
          </table:table-cell>
          <table:table-cell office:value-type="string" calcext:value-type="string">
            <text:p>indietro</text:p>
          </table:table-cell>
          <table:table-cell office:value-type="float" office:value="92193" calcext:value-type="float">
            <text:p>92193</text:p>
          </table:table-cell>
          <table:table-cell office:value-type="string" calcext:value-type="string">
            <text:p>indietro</text:p>
          </table:table-cell>
          <table:table-cell table:number-columns-repeated="4"/>
        </table:table-row>
        <table:table-row table:style-name="ro1">
          <table:table-cell office:value-type="float" office:value="92767" calcext:value-type="float">
            <text:p>92767</text:p>
          </table:table-cell>
          <table:table-cell office:value-type="float" office:value="92824" calcext:value-type="float">
            <text:p>92824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92687" calcext:value-type="float">
            <text:p>92687</text:p>
          </table:table-cell>
          <table:table-cell office:value-type="float" office:value="92824" calcext:value-type="float">
            <text:p>92824</text:p>
          </table:table-cell>
          <table:table-cell table:number-columns-repeated="7"/>
        </table:table-row>
        <table:table-row table:style-name="ro1">
          <table:table-cell office:value-type="float" office:value="92703" calcext:value-type="float">
            <text:p>92703</text:p>
          </table:table-cell>
          <table:table-cell office:value-type="float" office:value="92748" calcext:value-type="float">
            <text:p>92748</text:p>
          </table:table-cell>
          <table:table-cell table:number-columns-repeated="7"/>
        </table:table-row>
        <table:table-row table:style-name="ro1">
          <table:table-cell office:value-type="float" office:value="92671" calcext:value-type="float">
            <text:p>92671</text:p>
          </table:table-cell>
          <table:table-cell office:value-type="float" office:value="92812" calcext:value-type="float">
            <text:p>92812</text:p>
          </table:table-cell>
          <table:table-cell table:number-columns-repeated="7"/>
        </table:table-row>
        <table:table-row table:style-name="ro1">
          <table:table-cell office:value-type="float" office:value="92697" calcext:value-type="float">
            <text:p>92697</text:p>
          </table:table-cell>
          <table:table-cell office:value-type="float" office:value="92770" calcext:value-type="float">
            <text:p>92770</text:p>
          </table:table-cell>
          <table:table-cell table:number-columns-repeated="7"/>
        </table:table-row>
        <table:table-row table:style-name="ro1">
          <table:table-cell office:value-type="float" office:value="92676" calcext:value-type="float">
            <text:p>92676</text:p>
          </table:table-cell>
          <table:table-cell office:value-type="float" office:value="92810" calcext:value-type="float">
            <text:p>92810</text:p>
          </table:table-cell>
          <table:table-cell table:number-columns-repeated="7"/>
        </table:table-row>
        <table:table-row table:style-name="ro1">
          <table:table-cell office:value-type="float" office:value="92702" calcext:value-type="float">
            <text:p>92702</text:p>
          </table:table-cell>
          <table:table-cell office:value-type="float" office:value="92764" calcext:value-type="float">
            <text:p>92764</text:p>
          </table:table-cell>
          <table:table-cell table:number-columns-repeated="7"/>
        </table:table-row>
        <table:table-row table:style-name="ro1">
          <table:table-cell office:value-type="float" office:value="92682" calcext:value-type="float">
            <text:p>92682</text:p>
          </table:table-cell>
          <table:table-cell office:value-type="float" office:value="92817" calcext:value-type="float">
            <text:p>92817</text:p>
          </table:table-cell>
          <table:table-cell table:number-columns-repeated="7"/>
        </table:table-row>
        <table:table-row table:style-name="ro1">
          <table:table-cell office:value-type="float" office:value="92687" calcext:value-type="float">
            <text:p>92687</text:p>
          </table:table-cell>
          <table:table-cell office:value-type="float" office:value="92676" calcext:value-type="float">
            <text:p>92676</text:p>
          </table:table-cell>
          <table:table-cell table:number-columns-repeated="7"/>
        </table:table-row>
        <table:table-row table:style-name="ro1">
          <table:table-cell office:value-type="float" office:value="92731" calcext:value-type="float">
            <text:p>92731</text:p>
          </table:table-cell>
          <table:table-cell office:value-type="float" office:value="92821" calcext:value-type="float">
            <text:p>92821</text:p>
          </table:table-cell>
          <table:table-cell table:number-columns-repeated="7"/>
        </table:table-row>
        <table:table-row table:style-name="ro1">
          <table:table-cell office:value-type="float" office:value="92743" calcext:value-type="float">
            <text:p>92743</text:p>
          </table:table-cell>
          <table:table-cell office:value-type="float" office:value="92813" calcext:value-type="float">
            <text:p>92813</text:p>
          </table:table-cell>
          <table:table-cell table:number-columns-repeated="7"/>
        </table:table-row>
        <table:table-row table:style-name="ro1">
          <table:table-cell office:value-type="float" office:value="92699" calcext:value-type="float">
            <text:p>92699</text:p>
          </table:table-cell>
          <table:table-cell office:value-type="float" office:value="92827" calcext:value-type="float">
            <text:p>92827</text:p>
          </table:table-cell>
          <table:table-cell table:number-columns-repeated="7"/>
        </table:table-row>
        <table:table-row table:style-name="ro1">
          <table:table-cell table:style-name="ce1" office:value-type="float" office:value="92713" calcext:value-type="float">
            <text:p>92713</text:p>
          </table:table-cell>
          <table:table-cell office:value-type="float" office:value="92750" calcext:value-type="float">
            <text:p>92750</text:p>
          </table:table-cell>
          <table:table-cell table:number-columns-repeated="7"/>
        </table:table-row>
        <table:table-row table:style-name="ro1">
          <table:table-cell office:value-type="float" office:value="92694" calcext:value-type="float">
            <text:p>92694</text:p>
          </table:table-cell>
          <table:table-cell office:value-type="float" office:value="92806" calcext:value-type="float">
            <text:p>92806</text:p>
          </table:table-cell>
          <table:table-cell table:number-columns-repeated="7"/>
        </table:table-row>
        <table:table-row table:style-name="ro1">
          <table:table-cell office:value-type="float" office:value="92702" calcext:value-type="float">
            <text:p>92702</text:p>
          </table:table-cell>
          <table:table-cell office:value-type="float" office:value="92667" calcext:value-type="float">
            <text:p>92667</text:p>
          </table:table-cell>
          <table:table-cell table:number-columns-repeated="7"/>
        </table:table-row>
        <table:table-row table:style-name="ro1">
          <table:table-cell office:value-type="float" office:value="92697" calcext:value-type="float">
            <text:p>92697</text:p>
          </table:table-cell>
          <table:table-cell office:value-type="float" office:value="92826" calcext:value-type="float">
            <text:p>92826</text:p>
          </table:table-cell>
          <table:table-cell table:number-columns-repeated="7"/>
        </table:table-row>
        <table:table-row table:style-name="ro1">
          <table:table-cell office:value-type="float" office:value="92705" calcext:value-type="float">
            <text:p>92705</text:p>
          </table:table-cell>
          <table:table-cell office:value-type="float" office:value="92843" calcext:value-type="float">
            <text:p>92843</text:p>
          </table:table-cell>
          <table:table-cell table:number-columns-repeated="2"/>
          <table:table-cell table:style-name="ce2" office:value-type="string" calcext:value-type="string">
            <text:p>Varianza destro – dati puliti</text:p>
          </table:table-cell>
          <table:table-cell table:number-columns-repeated="4"/>
        </table:table-row>
        <table:table-row table:style-name="ro1">
          <table:table-cell office:value-type="float" office:value="92702" calcext:value-type="float">
            <text:p>92702</text:p>
          </table:table-cell>
          <table:table-cell office:value-type="float" office:value="92700" calcext:value-type="float">
            <text:p>92700</text:p>
          </table:table-cell>
          <table:table-cell table:number-columns-repeated="2"/>
          <table:table-cell office:value-type="string" calcext:value-type="string">
            <text:p>Alfa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float" office:value="92704" calcext:value-type="float">
            <text:p>92704</text:p>
          </table:table-cell>
          <table:table-cell office:value-type="float" office:value="92840" calcext:value-type="float">
            <text:p>92840</text:p>
          </table:table-cell>
          <table:table-cell table:number-columns-repeated="7"/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92708" calcext:value-type="float">
            <text:p>92708</text:p>
          </table:table-cell>
          <table:table-cell table:number-columns-repeated="2"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</table:table-row>
        <table:table-row table:style-name="ro1">
          <table:table-cell office:value-type="float" office:value="92688" calcext:value-type="float">
            <text:p>92688</text:p>
          </table:table-cell>
          <table:table-cell office:value-type="float" office:value="92832" calcext:value-type="float">
            <text:p>92832</text:p>
          </table:table-cell>
          <table:table-cell table:number-columns-repeated="2"/>
          <table:table-cell office:value-type="string" calcext:value-type="string">
            <text:p>Colonna 1</text:p>
          </table:table-cell>
          <table:table-cell table:formula="of:=COUNT([$Foglio1.$B$32:.$B$75])" office:value-type="float" office:value="44" calcext:value-type="float">
            <text:p>44</text:p>
          </table:table-cell>
          <table:table-cell table:formula="of:=SUM([$Foglio1.$B$32:.$B$75])" office:value-type="float" office:value="4082087" calcext:value-type="float">
            <text:p>4082087</text:p>
          </table:table-cell>
          <table:table-cell table:formula="of:=AVERAGE([$Foglio1.$B$32:.$B$75])" office:value-type="float" office:value="92774.7045454546" calcext:value-type="float">
            <text:p>92774,7045454546</text:p>
          </table:table-cell>
          <table:table-cell table:formula="of:=VAR([$Foglio1.$B$32:.$B$75])" office:value-type="float" office:value="4125.23625792812" calcext:value-type="float">
            <text:p>4125,23625792812</text:p>
          </table:table-cell>
        </table:table-row>
        <table:table-row table:style-name="ro1">
          <table:table-cell office:value-type="float" office:value="92712" calcext:value-type="float">
            <text:p>92712</text:p>
          </table:table-cell>
          <table:table-cell office:value-type="float" office:value="92757" calcext:value-type="float">
            <text:p>92757</text:p>
          </table:table-cell>
          <table:table-cell table:number-columns-repeated="7"/>
        </table:table-row>
        <table:table-row table:style-name="ro1">
          <table:table-cell office:value-type="float" office:value="92702" calcext:value-type="float">
            <text:p>92702</text:p>
          </table:table-cell>
          <table:table-cell office:value-type="float" office:value="92836" calcext:value-type="float">
            <text:p>92836</text:p>
          </table:table-cell>
          <table:table-cell table:number-columns-repeated="2"/>
          <table:table-cell office:value-type="string" calcext:value-type="string">
            <text:p>Varianza sinistra</text:p>
          </table:table-cell>
          <table:table-cell table:number-columns-repeated="4"/>
        </table:table-row>
        <table:table-row table:style-name="ro1">
          <table:table-cell office:value-type="float" office:value="92717" calcext:value-type="float">
            <text:p>92717</text:p>
          </table:table-cell>
          <table:table-cell office:value-type="float" office:value="92733" calcext:value-type="float">
            <text:p>92733</text:p>
          </table:table-cell>
          <table:table-cell table:number-columns-repeated="2"/>
          <table:table-cell office:value-type="string" calcext:value-type="string">
            <text:p>Alfa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float" office:value="92686" calcext:value-type="float">
            <text:p>92686</text:p>
          </table:table-cell>
          <table:table-cell office:value-type="float" office:value="92827" calcext:value-type="float">
            <text:p>92827</text:p>
          </table:table-cell>
          <table:table-cell table:number-columns-repeated="7"/>
        </table:table-row>
        <table:table-row table:style-name="ro1">
          <table:table-cell office:value-type="float" office:value="92698" calcext:value-type="float">
            <text:p>92698</text:p>
          </table:table-cell>
          <table:table-cell office:value-type="float" office:value="92775" calcext:value-type="float">
            <text:p>92775</text:p>
          </table:table-cell>
          <table:table-cell table:number-columns-repeated="2"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</table:table-row>
        <table:table-row table:style-name="ro1">
          <table:table-cell office:value-type="float" office:value="92692" calcext:value-type="float">
            <text:p>92692</text:p>
          </table:table-cell>
          <table:table-cell office:value-type="float" office:value="92824" calcext:value-type="float">
            <text:p>92824</text:p>
          </table:table-cell>
          <table:table-cell table:number-columns-repeated="2"/>
          <table:table-cell office:value-type="string" calcext:value-type="string">
            <text:p>Colonna 1</text:p>
          </table:table-cell>
          <table:table-cell table:formula="of:=COUNT([$Foglio1.$A$23:.$A$75])" office:value-type="float" office:value="53" calcext:value-type="float">
            <text:p>53</text:p>
          </table:table-cell>
          <table:table-cell table:formula="of:=SUM([$Foglio1.$A$23:.$A$75])" office:value-type="float" office:value="4913443" calcext:value-type="float">
            <text:p>4913443</text:p>
          </table:table-cell>
          <table:table-cell table:formula="of:=AVERAGE([$Foglio1.$A$23:.$A$75])" office:value-type="float" office:value="92706.4716981132" calcext:value-type="float">
            <text:p>92706,4716981132</text:p>
          </table:table-cell>
          <table:table-cell table:formula="of:=VAR([$Foglio1.$A$23:.$A$75])" office:value-type="float" office:value="763.138606676342" calcext:value-type="float">
            <text:p>763,138606676342</text:p>
          </table:table-cell>
        </table:table-row>
        <table:table-row table:style-name="ro1">
          <table:table-cell office:value-type="float" office:value="92703" calcext:value-type="float">
            <text:p>92703</text:p>
          </table:table-cell>
          <table:table-cell office:value-type="float" office:value="92659" calcext:value-type="float">
            <text:p>92659</text:p>
          </table:table-cell>
          <table:table-cell table:number-columns-repeated="7"/>
        </table:table-row>
        <table:table-row table:style-name="ro1">
          <table:table-cell office:value-type="float" office:value="92682" calcext:value-type="float">
            <text:p>92682</text:p>
          </table:table-cell>
          <table:table-cell office:value-type="float" office:value="92818" calcext:value-type="float">
            <text:p>92818</text:p>
          </table:table-cell>
          <table:table-cell table:number-columns-repeated="7"/>
        </table:table-row>
        <table:table-row table:style-name="ro1">
          <table:table-cell office:value-type="float" office:value="92678" calcext:value-type="float">
            <text:p>92678</text:p>
          </table:table-cell>
          <table:table-cell office:value-type="float" office:value="92669" calcext:value-type="float">
            <text:p>92669</text:p>
          </table:table-cell>
          <table:table-cell table:number-columns-repeated="2"/>
          <table:table-cell office:value-type="string" calcext:value-type="string">
            <text:p>Varianza destro – tutti i dati</text:p>
          </table:table-cell>
          <table:table-cell table:number-columns-repeated="4"/>
        </table:table-row>
        <table:table-row table:style-name="ro1">
          <table:table-cell office:value-type="float" office:value="92677" calcext:value-type="float">
            <text:p>92677</text:p>
          </table:table-cell>
          <table:table-cell office:value-type="float" office:value="92814" calcext:value-type="float">
            <text:p>92814</text:p>
          </table:table-cell>
          <table:table-cell table:number-columns-repeated="2"/>
          <table:table-cell office:value-type="string" calcext:value-type="string">
            <text:p>Alfa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float" office:value="92690" calcext:value-type="float">
            <text:p>92690</text:p>
          </table:table-cell>
          <table:table-cell office:value-type="float" office:value="92592" calcext:value-type="float">
            <text:p>92592</text:p>
          </table:table-cell>
          <table:table-cell table:number-columns-repeated="7"/>
        </table:table-row>
        <table:table-row table:style-name="ro1">
          <table:table-cell office:value-type="float" office:value="92694" calcext:value-type="float">
            <text:p>92694</text:p>
          </table:table-cell>
          <table:table-cell office:value-type="float" office:value="92760" calcext:value-type="float">
            <text:p>92760</text:p>
          </table:table-cell>
          <table:table-cell table:number-columns-repeated="2"/>
          <table:table-cell office:value-type="string" calcext:value-type="string">
            <text:p>Gruppi</text:p>
          </table:table-cell>
          <table:table-cell office:value-type="string" calcext:value-type="string">
            <text:p>Conteggio</text:p>
          </table:table-cell>
          <table:table-cell office:value-type="string" calcext:value-type="string">
            <text:p>Som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</table:table-row>
        <table:table-row table:style-name="ro1">
          <table:table-cell office:value-type="float" office:value="92706" calcext:value-type="float">
            <text:p>92706</text:p>
          </table:table-cell>
          <table:table-cell office:value-type="float" office:value="92838" calcext:value-type="float">
            <text:p>92838</text:p>
          </table:table-cell>
          <table:table-cell table:number-columns-repeated="2"/>
          <table:table-cell office:value-type="string" calcext:value-type="string">
            <text:p>Colonna 1</text:p>
          </table:table-cell>
          <table:table-cell table:formula="of:=COUNT([$Foglio1.$B$23:.$B$76])" office:value-type="float" office:value="54" calcext:value-type="float">
            <text:p>54</text:p>
          </table:table-cell>
          <table:table-cell table:formula="of:=SUM([$Foglio1.$B$23:.$B$76])" office:value-type="float" office:value="5007598" calcext:value-type="float">
            <text:p>5007598</text:p>
          </table:table-cell>
          <table:table-cell table:formula="of:=AVERAGE([$Foglio1.$B$23:.$B$76])" office:value-type="float" office:value="92733.2962962963" calcext:value-type="float">
            <text:p>92733,2962962963</text:p>
          </table:table-cell>
          <table:table-cell table:formula="of:=VAR([$Foglio1.$B$23:.$B$76])" office:value-type="float" office:value="29886.1747030049" calcext:value-type="float">
            <text:p>29886,1747030049</text:p>
          </table:table-cell>
        </table:table-row>
        <table:table-row table:style-name="ro1">
          <table:table-cell office:value-type="float" office:value="92692" calcext:value-type="float">
            <text:p>92692</text:p>
          </table:table-cell>
          <table:table-cell office:value-type="float" office:value="92716" calcext:value-type="float">
            <text:p>92716</text:p>
          </table:table-cell>
          <table:table-cell table:number-columns-repeated="7"/>
        </table:table-row>
        <table:table-row table:style-name="ro1">
          <table:table-cell office:value-type="float" office:value="92691" calcext:value-type="float">
            <text:p>92691</text:p>
          </table:table-cell>
          <table:table-cell office:value-type="float" office:value="92819" calcext:value-type="float">
            <text:p>92819</text:p>
          </table:table-cell>
          <table:table-cell table:number-columns-repeated="7"/>
        </table:table-row>
        <table:table-row table:style-name="ro1">
          <table:table-cell office:value-type="float" office:value="92687" calcext:value-type="float">
            <text:p>92687</text:p>
          </table:table-cell>
          <table:table-cell office:value-type="float" office:value="92803" calcext:value-type="float">
            <text:p>92803</text:p>
          </table:table-cell>
          <table:table-cell table:number-columns-repeated="7"/>
        </table:table-row>
        <table:table-row table:style-name="ro1">
          <table:table-cell office:value-type="float" office:value="92680" calcext:value-type="float">
            <text:p>92680</text:p>
          </table:table-cell>
          <table:table-cell office:value-type="float" office:value="92788" calcext:value-type="float">
            <text:p>92788</text:p>
          </table:table-cell>
          <table:table-cell table:number-columns-repeated="7"/>
        </table:table-row>
        <table:table-row table:style-name="ro1">
          <table:table-cell office:value-type="float" office:value="92697" calcext:value-type="float">
            <text:p>92697</text:p>
          </table:table-cell>
          <table:table-cell office:value-type="float" office:value="92670" calcext:value-type="float">
            <text:p>92670</text:p>
          </table:table-cell>
          <table:table-cell table:number-columns-repeated="7"/>
        </table:table-row>
        <table:table-row table:style-name="ro1">
          <table:table-cell office:value-type="float" office:value="92693" calcext:value-type="float">
            <text:p>92693</text:p>
          </table:table-cell>
          <table:table-cell office:value-type="float" office:value="92827" calcext:value-type="float">
            <text:p>92827</text:p>
          </table:table-cell>
          <table:table-cell table:number-columns-repeated="7"/>
        </table:table-row>
        <table:table-row table:style-name="ro1">
          <table:table-cell office:value-type="float" office:value="92684" calcext:value-type="float">
            <text:p>92684</text:p>
          </table:table-cell>
          <table:table-cell office:value-type="float" office:value="92668" calcext:value-type="float">
            <text:p>92668</text:p>
          </table:table-cell>
          <table:table-cell table:number-columns-repeated="7"/>
        </table:table-row>
        <table:table-row table:style-name="ro1">
          <table:table-cell office:value-type="float" office:value="92671" calcext:value-type="float">
            <text:p>92671</text:p>
          </table:table-cell>
          <table:table-cell office:value-type="float" office:value="92798" calcext:value-type="float">
            <text:p>92798</text:p>
          </table:table-cell>
          <table:table-cell table:number-columns-repeated="7"/>
        </table:table-row>
        <table:table-row table:style-name="ro1">
          <table:table-cell office:value-type="float" office:value="92688" calcext:value-type="float">
            <text:p>92688</text:p>
          </table:table-cell>
          <table:table-cell office:value-type="float" office:value="92776" calcext:value-type="float">
            <text:p>92776</text:p>
          </table:table-cell>
          <table:table-cell table:number-columns-repeated="7"/>
        </table:table-row>
        <table:table-row table:style-name="ro1">
          <table:table-cell office:value-type="float" office:value="92712" calcext:value-type="float">
            <text:p>92712</text:p>
          </table:table-cell>
          <table:table-cell office:value-type="float" office:value="92842" calcext:value-type="float">
            <text:p>928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193" calcext:value-type="float">
            <text:p>921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3:02:44.519494411</meta:creation-date>
    <dc:date>2023-07-04T13:51:54.996855329</dc:date>
    <meta:editing-duration>PT5M58S</meta:editing-duration>
    <meta:editing-cycles>1</meta:editing-cycles>
    <meta:document-statistic meta:table-count="1" meta:cell-count="196" meta:object-count="0"/>
    <meta:generator>LibreOffice/7.3.7.2$Linux_X86_64 LibreOffice_project/30$Build-2</meta:generator>
  </office:meta>
</office:document-meta>
</file>